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26e3" officeooo:paragraph-rsid="000a26e3"/>
    </style:style>
    <style:style style:name="P2" style:family="paragraph" style:parent-style-name="Standard" style:list-style-name="L1">
      <style:text-properties officeooo:rsid="000a26e3" officeooo:paragraph-rsid="000a26e3"/>
    </style:style>
    <style:style style:name="P3" style:family="paragraph" style:parent-style-name="Standard">
      <style:text-properties officeooo:rsid="000b7552" officeooo:paragraph-rsid="000b7552"/>
    </style:style>
    <style:style style:name="P4" style:family="paragraph" style:parent-style-name="Standard">
      <style:text-properties officeooo:rsid="000c513b" officeooo:paragraph-rsid="000c513b"/>
    </style:style>
    <style:style style:name="P5" style:family="paragraph" style:parent-style-name="Standard">
      <style:text-properties officeooo:rsid="000db895" officeooo:paragraph-rsid="000db895"/>
    </style:style>
    <style:style style:name="P6" style:family="paragraph" style:parent-style-name="Standard" style:list-style-name="L2">
      <style:text-properties officeooo:rsid="000db895" officeooo:paragraph-rsid="000db895"/>
    </style:style>
    <style:style style:name="P7" style:family="paragraph" style:parent-style-name="Standard">
      <style:text-properties officeooo:rsid="000b7552" officeooo:paragraph-rsid="000b7552" fo:background-color="#ffff00"/>
    </style:style>
    <style:style style:name="P8" style:family="paragraph" style:parent-style-name="Standard" style:list-style-name="L2">
      <style:text-properties officeooo:rsid="000f165b" officeooo:paragraph-rsid="000f165b"/>
    </style:style>
    <style:style style:name="P9" style:family="paragraph" style:parent-style-name="Standard">
      <style:text-properties fo:font-size="13pt" fo:font-weight="bold" officeooo:rsid="000db895" officeooo:paragraph-rsid="000db895" style:font-size-asian="13pt" style:font-weight-asian="bold" style:font-size-complex="13pt" style:font-weight-complex="bold"/>
    </style:style>
    <style:style style:name="P10" style:family="paragraph" style:parent-style-name="Standard" style:list-style-name="L2">
      <style:text-properties style:text-underline-style="none" officeooo:rsid="000f165b" officeooo:paragraph-rsid="000f165b"/>
    </style:style>
    <style:style style:name="P11" style:family="paragraph" style:parent-style-name="Standard">
      <style:text-properties style:text-underline-style="none" officeooo:rsid="000f165b" officeooo:paragraph-rsid="000f165b"/>
    </style:style>
    <style:style style:name="P12" style:family="paragraph" style:parent-style-name="Standard">
      <style:text-properties style:text-underline-style="none" officeooo:rsid="000f7491" officeooo:paragraph-rsid="000f7491"/>
    </style:style>
    <style:style style:name="P13" style:family="paragraph" style:parent-style-name="Standard">
      <style:text-properties style:text-underline-style="none" officeooo:rsid="001070a1" officeooo:paragraph-rsid="001070a1"/>
    </style:style>
    <style:style style:name="P14" style:family="paragraph" style:parent-style-name="Standard">
      <style:text-properties officeooo:rsid="001351bd" officeooo:paragraph-rsid="001351bd"/>
    </style:style>
    <style:style style:name="T1" style:family="text">
      <style:text-properties officeooo:rsid="000c513b"/>
    </style:style>
    <style:style style:name="T2" style:family="text">
      <style:text-properties officeooo:rsid="000f165b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sional Speaking</text:p>
      <text:list xml:id="list5168356679597733609" text:style-name="L1">
        <text:list-item>
          <text:p text:style-name="P2">Stick to facts</text:p>
        </text:list-item>
        <text:list-item>
          <text:p text:style-name="P2">Concede to the possibility of being incorrect</text:p>
        </text:list-item>
      </text:list>
      <text:p text:style-name="P1"/>
      <text:p text:style-name="P7">elijah b<text:span text:style-name="T1">ri</text:span>stow -- </text:p>
      <text:p text:style-name="P7">outdaughtered – history/discovery -- </text:p>
      <text:p text:style-name="P3"/>
      <text:p text:style-name="P4">temporal cues</text:p>
      <text:p text:style-name="P4">vocal</text:p>
      <text:p text:style-name="P4">spatial</text:p>
      <text:p text:style-name="P4">visual</text:p>
      <text:p text:style-name="P4"/>
      <text:p text:style-name="P5">Albert Mehrabian</text:p>
      <text:p text:style-name="P5">(psychologist)</text:p>
      <text:p text:style-name="P5">93% nonverval</text:p>
      <text:p text:style-name="P5">7% verbal</text:p>
      <text:p text:style-name="P5"/>
      <text:p text:style-name="P14">the cues carried more meaning than the verbal message</text:p>
      <text:p text:style-name="P5"/>
      <text:p text:style-name="P5">Ray Birdwhistell</text:p>
      <text:p text:style-name="P5">(anthropologist)</text:p>
      <text:p text:style-name="P5">65% nonverbal</text:p>
      <text:p text:style-name="P5">35% verbal</text:p>
      <text:p text:style-name="P5"/>
      <text:p text:style-name="P9">Basic Assumptions of Nonverbal</text:p>
      <text:list xml:id="list2207475397999138375" text:style-name="L2">
        <text:list-item>
          <text:p text:style-name="P6">no<text:span text:style-name="T2">n</text:span>voluntary</text:p>
        </text:list-item>
        <text:list-item>
          <text:p text:style-name="P6">ambiguous by nature</text:p>
        </text:list-item>
        <text:list-item>
          <text:p text:style-name="P8">must be interpreted<text:span text:style-name="T3"> IN CONTEXT</text:span></text:p>
        </text:list-item>
        <text:list-item>
          <text:p text:style-name="P10">culturally bound</text:p>
        </text:list-item>
      </text:list>
      <text:p text:style-name="P11"/>
      <text:p text:style-name="P12">any message conveyed without words</text:p>
      <text:p text:style-name="P12"/>
      <text:p text:style-name="P13">Amy Cuddy</text:p>
      <text:p text:style-name="P13">Ted talk – reports findings on nonverbal communication</text:p>
      <text:p text:style-name="P13">Harvard Business School</text:p>
      <text:p text:style-name="P13"/>
      <text:p text:style-name="P13"/>
      <text:p text:style-name="P13"/>
      <text:p text:style-name="P13"/>
      <text:p text:style-name="P13"/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6S</meta:editing-duration>
    <meta:editing-cycles>4</meta:editing-cycles>
    <meta:generator>LibreOffice/5.2.3.3$Windows_x86 LibreOffice_project/d54a8868f08a7b39642414cf2c8ef2f228f780cf</meta:generator>
    <dc:date>2017-07-18T11:51:29.494000000</dc:date>
    <meta:document-statistic meta:table-count="0" meta:image-count="0" meta:object-count="0" meta:page-count="1" meta:paragraph-count="27" meta:word-count="84" meta:character-count="560" meta:non-whitespace-character-count="505"/>
    <meta:user-defined meta:name="Info 1"/>
    <meta:user-defined meta:name="Info 2"/>
    <meta:user-defined meta:name="Info 3"/>
    <meta:user-defined meta:name="Info 4"/>
  </office:meta>
</office:document-meta>
</file>